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24pt" svg:y="332.62pt">
            <draw:object draw:notify-on-update-of-ranges="Sheet1.A28:Sheet1.A28 Sheet1.A2:Sheet1.A25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6pt" svg:height="255.23pt" svg:x="469.42pt" svg:y="331.29pt">
            <draw:object draw:notify-on-update-of-ranges="Sheet1.H30:Sheet1.H30 Sheet1.A2:Sheet1.A25 Sheet1.C2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pt" svg:height="255.26pt" svg:x="3.88pt" svg:y="606.1pt">
            <draw:object draw:notify-on-update-of-ranges="Sheet1.A2:Sheet1.A25 Sheet1.G2:Sheet1.G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7pt" svg:height="255.23pt" svg:x="475.17pt" svg:y="607.63pt">
            <draw:object draw:notify-on-update-of-ranges="Sheet1.A2:Sheet1.A25 Sheet1.H2:Sheet1.H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4pt" svg:height="292.14pt" svg:x="0.03pt" svg:y="883.22pt">
            <draw:object draw:notify-on-update-of-ranges="Sheet1.A3:Sheet1.A25 Sheet1.G3:Sheet1.G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37pt" svg:height="290.64pt" svg:x="475.17pt" svg:y="883.22pt">
            <draw:object draw:notify-on-update-of-ranges="Sheet1.A3:Sheet1.A25 Sheet1.H3:Sheet1.H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andwidth MB/s 1/host</text:p>
          </table:table-cell>
          <table:table-cell office:value-type="string" calcext:value-type="string">
            <text:p>Bandwidth MB/s 2/host</text:p>
          </table:table-cell>
          <table:table-cell table:number-columns-repeated="3"/>
          <table:table-cell office:value-type="string" calcext:value-type="string">
            <text:p>Latency (us) 1/host</text:p>
          </table:table-cell>
          <table:table-cell office:value-type="string" calcext:value-type="string">
            <text:p>Latency (us) 2/hos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float" office:value="3.54" calcext:value-type="float">
            <text:p>3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1" calcext:value-type="float">
            <text:p>8.31</text:p>
          </table:table-cell>
          <table:table-cell office:value-type="float" office:value="1.27" calcext:value-type="float">
            <text:p>1.27</text:p>
          </table:table-cell>
          <table:table-cell table:number-columns-repeated="3"/>
          <table:table-cell office:value-type="float" office:value="3.54" calcext:value-type="float">
            <text:p>3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2.53" calcext:value-type="float">
            <text:p>2.53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89" calcext:value-type="float">
            <text:p>32.89</text:p>
          </table:table-cell>
          <table:table-cell office:value-type="float" office:value="5.11" calcext:value-type="float">
            <text:p>5.11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59" calcext:value-type="float">
            <text:p>58.59</text:p>
          </table:table-cell>
          <table:table-cell office:value-type="float" office:value="10.25" calcext:value-type="float">
            <text:p>10.25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.81" calcext:value-type="float">
            <text:p>118.81</text:p>
          </table:table-cell>
          <table:table-cell office:value-type="float" office:value="20.49" calcext:value-type="float">
            <text:p>20.49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.53" calcext:value-type="float">
            <text:p>201.53</text:p>
          </table:table-cell>
          <table:table-cell office:value-type="float" office:value="40.69" calcext:value-type="float">
            <text:p>40.69</text:p>
          </table:table-cell>
          <table:table-cell table:number-columns-repeated="3"/>
          <table:table-cell office:value-type="float" office:value="3.82" calcext:value-type="float">
            <text:p>3.8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8.09" calcext:value-type="float">
            <text:p>358.09</text:p>
          </table:table-cell>
          <table:table-cell office:value-type="float" office:value="77.81" calcext:value-type="float">
            <text:p>77.81</text:p>
          </table:table-cell>
          <table:table-cell table:number-columns-repeated="3"/>
          <table:table-cell office:value-type="float" office:value="4.82" calcext:value-type="float">
            <text:p>4.8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13.55" calcext:value-type="float">
            <text:p>613.55</text:p>
          </table:table-cell>
          <table:table-cell office:value-type="float" office:value="153.04" calcext:value-type="float">
            <text:p>153.04</text:p>
          </table:table-cell>
          <table:table-cell table:number-columns-repeated="3"/>
          <table:table-cell office:value-type="float" office:value="5.35" calcext:value-type="float">
            <text:p>5.3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33.89" calcext:value-type="float">
            <text:p>1333.89</text:p>
          </table:table-cell>
          <table:table-cell office:value-type="float" office:value="295.16" calcext:value-type="float">
            <text:p>295.16</text:p>
          </table:table-cell>
          <table:table-cell table:number-columns-repeated="3"/>
          <table:table-cell office:value-type="float" office:value="6.18" calcext:value-type="float">
            <text:p>6.1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51.41" calcext:value-type="float">
            <text:p>2451.41</text:p>
          </table:table-cell>
          <table:table-cell office:value-type="float" office:value="530.52" calcext:value-type="float">
            <text:p>530.52</text:p>
          </table:table-cell>
          <table:table-cell table:number-columns-repeated="3"/>
          <table:table-cell office:value-type="float" office:value="7.42" calcext:value-type="float">
            <text:p>7.4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5.29" calcext:value-type="float">
            <text:p>4095.29</text:p>
          </table:table-cell>
          <table:table-cell office:value-type="float" office:value="752.95" calcext:value-type="float">
            <text:p>752.95</text:p>
          </table:table-cell>
          <table:table-cell table:number-columns-repeated="3"/>
          <table:table-cell office:value-type="float" office:value="9.96" calcext:value-type="float">
            <text:p>9.9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1.21" calcext:value-type="float">
            <text:p>1551.21</text:p>
          </table:table-cell>
          <table:table-cell office:value-type="float" office:value="923.51" calcext:value-type="float">
            <text:p>923.51</text:p>
          </table:table-cell>
          <table:table-cell table:number-columns-repeated="3"/>
          <table:table-cell office:value-type="float" office:value="12.59" calcext:value-type="float">
            <text:p>12.59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91.92" calcext:value-type="float">
            <text:p>2391.92</text:p>
          </table:table-cell>
          <table:table-cell office:value-type="float" office:value="1062.2" calcext:value-type="float">
            <text:p>1062.2</text:p>
          </table:table-cell>
          <table:table-cell table:number-columns-repeated="3"/>
          <table:table-cell office:value-type="float" office:value="18.46" calcext:value-type="float">
            <text:p>18.46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93.03" calcext:value-type="float">
            <text:p>3093.03</text:p>
          </table:table-cell>
          <table:table-cell office:value-type="float" office:value="1108.45" calcext:value-type="float">
            <text:p>1108.45</text:p>
          </table:table-cell>
          <table:table-cell table:number-columns-repeated="3"/>
          <table:table-cell office:value-type="float" office:value="26.21" calcext:value-type="float">
            <text:p>26.21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31.71" calcext:value-type="float">
            <text:p>4131.71</text:p>
          </table:table-cell>
          <table:table-cell office:value-type="float" office:value="1303.2" calcext:value-type="float">
            <text:p>1303.2</text:p>
          </table:table-cell>
          <table:table-cell table:number-columns-repeated="3"/>
          <table:table-cell office:value-type="float" office:value="36.74" calcext:value-type="float">
            <text:p>36.74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48.74" calcext:value-type="float">
            <text:p>4948.74</text:p>
          </table:table-cell>
          <table:table-cell office:value-type="float" office:value="1421.7" calcext:value-type="float">
            <text:p>1421.7</text:p>
          </table:table-cell>
          <table:table-cell table:number-columns-repeated="3"/>
          <table:table-cell office:value-type="float" office:value="57.64" calcext:value-type="float">
            <text:p>57.64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43.93" calcext:value-type="float">
            <text:p>5543.93</text:p>
          </table:table-cell>
          <table:table-cell office:value-type="float" office:value="1484.27" calcext:value-type="float">
            <text:p>1484.27</text:p>
          </table:table-cell>
          <table:table-cell table:number-columns-repeated="3"/>
          <table:table-cell office:value-type="float" office:value="100.43" calcext:value-type="float">
            <text:p>100.43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920.97" calcext:value-type="float">
            <text:p>5920.97</text:p>
          </table:table-cell>
          <table:table-cell office:value-type="float" office:value="1502.51" calcext:value-type="float">
            <text:p>1502.51</text:p>
          </table:table-cell>
          <table:table-cell table:number-columns-repeated="3"/>
          <table:table-cell office:value-type="float" office:value="187.23" calcext:value-type="float">
            <text:p>187.23</text:p>
          </table:table-cell>
          <table:table-cell office:value-type="float" office:value="45.81" calcext:value-type="float">
            <text:p>45.8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113.73" calcext:value-type="float">
            <text:p>6113.73</text:p>
          </table:table-cell>
          <table:table-cell office:value-type="float" office:value="1519.37" calcext:value-type="float">
            <text:p>1519.37</text:p>
          </table:table-cell>
          <table:table-cell table:number-columns-repeated="3"/>
          <table:table-cell office:value-type="float" office:value="357.93" calcext:value-type="float">
            <text:p>357.93</text:p>
          </table:table-cell>
          <table:table-cell office:value-type="float" office:value="87.76" calcext:value-type="float">
            <text:p>87.7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884.94" calcext:value-type="float">
            <text:p>5884.94</text:p>
          </table:table-cell>
          <table:table-cell office:value-type="float" office:value="1529.24" calcext:value-type="float">
            <text:p>1529.24</text:p>
          </table:table-cell>
          <table:table-cell table:number-columns-repeated="3"/>
          <table:table-cell office:value-type="float" office:value="698.79" calcext:value-type="float">
            <text:p>698.79</text:p>
          </table:table-cell>
          <table:table-cell office:value-type="float" office:value="178.18" calcext:value-type="float">
            <text:p>178.1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691.76" calcext:value-type="float">
            <text:p>5691.76</text:p>
          </table:table-cell>
          <table:table-cell office:value-type="float" office:value="1535.33" calcext:value-type="float">
            <text:p>1535.33</text:p>
          </table:table-cell>
          <table:table-cell table:number-columns-repeated="3"/>
          <table:table-cell office:value-type="float" office:value="1379.46" calcext:value-type="float">
            <text:p>1379.46</text:p>
          </table:table-cell>
          <table:table-cell office:value-type="float" office:value="1299.89" calcext:value-type="float">
            <text:p>1299.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17.76" calcext:value-type="float">
            <text:p>1617.76</text:p>
          </table:table-cell>
          <table:table-cell office:value-type="float" office:value="1537.88" calcext:value-type="float">
            <text:p>1537.88</text:p>
          </table:table-cell>
          <table:table-cell table:number-columns-repeated="3"/>
          <table:table-cell office:value-type="float" office:value="2740.45" calcext:value-type="float">
            <text:p>2740.45</text:p>
          </table:table-cell>
          <table:table-cell office:value-type="float" office:value="2895.62" calcext:value-type="float">
            <text:p>2895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9:31:29.775920645</meta:creation-date>
    <meta:generator>LibreOffice/6.2.7.1$Linux_X86_64 LibreOffice_project/20$Build-1</meta:generator>
    <dc:date>2019-10-15T20:25:14.256322154</dc:date>
    <meta:editing-duration>PT53M24S</meta:editing-duration>
    <meta:editing-cycles>50</meta:editing-cycles>
    <meta:document-statistic meta:table-count="1" meta:cell-count="1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Bandwidth</text:p>
        </chart:title>
        <chart:legend chart:legend-position="end" svg:x="13.703cm" svg:y="4.201cm" style:legend-expansion="high" chart:style-name="ch3"/>
        <chart:plot-area chart:style-name="ch4" table:cell-range-address="Sheet1.A28:Sheet1.A28 Sheet1.A2:Sheet1.B25" chart:data-source-has-labels="both" svg:x="1.331cm" svg:y="1.275cm" svg:width="12.052cm" svg:height="6.564cm">
          <chartooo:coordinate-region svg:x="2.323cm" svg:y="1.275cm" svg:width="11.06cm" svg:height="4.919cm"/>
          <chart:axis chart:dimension="x" chart:name="primary-x" chart:style-name="ch5" chartooo:axis-type="auto">
            <chartooo:date-scale/>
            <chart:title svg:x="6.903cm" svg:y="8.019cm" chart:style-name="ch6">
              <text:p>Bytes</text:p>
            </chart:title>
            <chart:categories table:cell-range-address="Sheet1.A2:Sheet1.A25"/>
            <chart:grid chart:style-name="ch7" chart:class="major"/>
          </chart:axis>
          <chart:axis chart:dimension="y" chart:name="primary-y" chart:style-name="ch5">
            <chart:title svg:x="0.451cm" svg:y="5.778cm" chart:style-name="ch8">
              <text:p>Bandwidth MB/s</text:p>
            </chart:title>
            <chart:grid chart:style-name="ch7" chart:class="major"/>
          </chart:axis>
          <chart:series chart:style-name="ch9" chart:values-cell-range-address="Sheet1.B2:Sheet1.B25" loext:label-string="&quot;1/host&quot;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o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0">
                <text:p>0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89">
                <text:p>32.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8.81">
                <text:p>118.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1.53">
                <text:p>201.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8.09">
                <text:p>358.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13.55">
                <text:p>613.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33.89">
                <text:p>1333.8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451.41">
                <text:p>2451.4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095.29">
                <text:p>4095.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551.21">
                <text:p>1551.2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391.92">
                <text:p>2391.9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093.03">
                <text:p>3093.0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131.71">
                <text:p>4131.7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48.74">
                <text:p>4948.7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543.93">
                <text:p>5543.9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920.97">
                <text:p>5920.9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113.73">
                <text:p>6113.7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884.94">
                <text:p>5884.9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691.76">
                <text:p>5691.7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17.76">
                <text:p>1617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6.89cm" svg:y="0.316cm" chart:style-name="ch2">
          <text:p>Bandwidth</text:p>
        </chart:title>
        <chart:legend chart:legend-position="end" svg:x="13.687cm" svg:y="4.203cm" style:legend-expansion="high" chart:style-name="ch3"/>
        <chart:plot-area chart:style-name="ch4" table:cell-range-address="Sheet1.H30:Sheet1.H30 Sheet1.A2:Sheet1.A25 Sheet1.C2:Sheet1.C25" chart:data-source-has-labels="both" svg:x="1.33cm" svg:y="1.275cm" svg:width="12.038cm" svg:height="6.569cm">
          <chartooo:coordinate-region svg:x="2.322cm" svg:y="1.275cm" svg:width="11.046cm" svg:height="4.924cm"/>
          <chart:axis chart:dimension="x" chart:name="primary-x" chart:style-name="ch5" chartooo:axis-type="auto">
            <chartooo:date-scale/>
            <chart:title svg:x="6.895cm" svg:y="8.024cm" chart:style-name="ch6">
              <text:p>Bytes</text:p>
            </chart:title>
            <chart:categories table:cell-range-address="Sheet1.A2:Sheet1.A25"/>
            <chart:grid chart:style-name="ch7" chart:class="major"/>
          </chart:axis>
          <chart:axis chart:dimension="y" chart:name="primary-y" chart:style-name="ch5">
            <chart:title svg:x="0.451cm" svg:y="5.78cm" chart:style-name="ch8">
              <text:p>Bandwidth MB/s</text:p>
            </chart:title>
            <chart:grid chart:style-name="ch7" chart:class="major"/>
          </chart:axis>
          <chart:series chart:style-name="ch9" chart:values-cell-range-address="Sheet1.C2:Sheet1.C25" loext:label-string="&quot;2/host&quot;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ho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0">
                <text:p>0</text:p>
                <draw:g>
                  <svg:desc>Sheet1.C2:Sheet1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3.04">
                <text:p>153.0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95.16">
                <text:p>295.1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30.52">
                <text:p>530.5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52.95">
                <text:p>752.9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23.51">
                <text:p>923.5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62.2">
                <text:p>1062.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08.45">
                <text:p>1108.4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21.7">
                <text:p>1421.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484.27">
                <text:p>1484.2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502.51">
                <text:p>1502.5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519.37">
                <text:p>1519.3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529.24">
                <text:p>1529.2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535.33">
                <text:p>1535.3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37.88">
                <text:p>1537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7.134cm" svg:y="0.316cm" chart:style-name="ch2">
          <text:p>Latency</text:p>
        </chart:title>
        <chart:legend chart:legend-position="end" svg:x="13.699cm" svg:y="4.204cm" style:legend-expansion="high" chart:style-name="ch3"/>
        <chart:plot-area chart:style-name="ch4" table:cell-range-address="Sheet1.A2:Sheet1.A25 Sheet1.G2:Sheet1.G25" chart:data-source-has-labels="both" svg:x="1.33cm" svg:y="1.275cm" svg:width="12.05cm" svg:height="6.57cm">
          <chartooo:coordinate-region svg:x="2.322cm" svg:y="1.275cm" svg:width="11.058cm" svg:height="4.925cm"/>
          <chart:axis chart:dimension="x" chart:name="primary-x" chart:style-name="ch5" chartooo:axis-type="auto">
            <chartooo:date-scale/>
            <chart:title svg:x="6.901cm" svg:y="8.025cm" chart:style-name="ch6">
              <text:p>Bytes</text:p>
            </chart:title>
            <chart:categories table:cell-range-address="Sheet1.A2:Sheet1.A25"/>
            <chart:grid chart:style-name="ch7" chart:class="major"/>
          </chart:axis>
          <chart:axis chart:dimension="y" chart:name="primary-y" chart:style-name="ch5">
            <chart:title svg:x="0.451cm" svg:y="5.504cm" chart:style-name="ch8">
              <text:p>Latency (us)</text:p>
            </chart:title>
            <chart:grid chart:style-name="ch7" chart:class="major"/>
          </chart:axis>
          <chart:series chart:style-name="ch9" chart:values-cell-range-address="Sheet1.G2:Sheet1.G25" loext:label-string="&quot;1/host&quot;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o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3.5">
                <text:p>3.5</text:p>
                <draw:g>
                  <svg:desc>Sheet1.G2:Sheet1.G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6.74">
                <text:p>36.7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7.23">
                <text:p>187.2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57.93">
                <text:p>357.9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698.79">
                <text:p>698.7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379.46">
                <text:p>1379.4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740.45">
                <text:p>2740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title svg:x="7.133cm" svg:y="0.316cm" chart:style-name="ch2">
          <text:p>Latency</text:p>
        </chart:title>
        <chart:legend chart:legend-position="end" svg:x="13.698cm" svg:y="4.203cm" style:legend-expansion="high" chart:style-name="ch3"/>
        <chart:plot-area chart:style-name="ch4" table:cell-range-address="Sheet1.A2:Sheet1.A25 Sheet1.H2:Sheet1.H25" chart:data-source-has-labels="both" svg:x="1.33cm" svg:y="1.275cm" svg:width="12.049cm" svg:height="6.569cm">
          <chartooo:coordinate-region svg:x="2.322cm" svg:y="1.275cm" svg:width="11.057cm" svg:height="4.924cm"/>
          <chart:axis chart:dimension="x" chart:name="primary-x" chart:style-name="ch5" chartooo:axis-type="auto">
            <chartooo:date-scale/>
            <chart:title svg:x="6.9cm" svg:y="8.024cm" chart:style-name="ch6">
              <text:p>Bytes</text:p>
            </chart:title>
            <chart:categories table:cell-range-address="Sheet1.A2:Sheet1.A25"/>
            <chart:grid chart:style-name="ch7" chart:class="major"/>
          </chart:axis>
          <chart:axis chart:dimension="y" chart:name="primary-y" chart:style-name="ch5">
            <chart:title svg:x="0.451cm" svg:y="5.701cm" chart:style-name="ch8">
              <text:p>Bandwidth (us)</text:p>
            </chart:title>
            <chart:grid chart:style-name="ch7" chart:class="major"/>
          </chart:axis>
          <chart:series chart:style-name="ch9" chart:values-cell-range-address="Sheet1.H2:Sheet1.H25" loext:label-string="&quot;2/host&quot;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hos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0.41">
                <text:p>0.41</text:p>
                <draw:g>
                  <svg:desc>Sheet1.H2:Sheet1.H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8.18">
                <text:p>178.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99.89">
                <text:p>1299.8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895.62">
                <text:p>2895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10.307cm" xlink:href=".." xlink:type="simple" chart:class="chart:line" chart:style-name="ch1">
        <chart:title svg:x="7.134cm" svg:y="0.342cm" chart:style-name="ch2">
          <text:p>Latency</text:p>
        </chart:title>
        <chart:subtitle svg:x="7.372cm" svg:y="1.327cm" chart:style-name="ch3">
          <text:p>log/log</text:p>
        </chart:subtitle>
        <chart:legend chart:legend-position="end" svg:x="13.699cm" svg:y="4.854cm" style:legend-expansion="high" chart:style-name="ch4"/>
        <chart:plot-area chart:style-name="ch5" table:cell-range-address="Sheet1.A3:Sheet1.A25 Sheet1.G3:Sheet1.G25" chart:data-source-has-labels="both" svg:x="1.33cm" svg:y="2.216cm" svg:width="12.05cm" svg:height="6.904cm">
          <chartooo:coordinate-region svg:x="2.463cm" svg:y="2.216cm" svg:width="10.732cm" svg:height="5.259cm"/>
          <chart:axis chart:dimension="x" chart:name="primary-x" chart:style-name="ch6" chartooo:axis-type="auto">
            <chartooo:date-scale/>
            <chart:title svg:x="6.901cm" svg:y="9.326cm" chart:style-name="ch7">
              <text:p>Bytes</text:p>
            </chart:title>
            <chart:categories table:cell-range-address="Sheet1.A3:Sheet1.A25"/>
            <chart:grid chart:style-name="ch8" chart:class="major"/>
          </chart:axis>
          <chart:axis chart:dimension="y" chart:name="primary-y" chart:style-name="ch9">
            <chart:title svg:x="0.451cm" svg:y="6.612cm" chart:style-name="ch10">
              <text:p>Latency (us)</text:p>
            </chart:title>
            <chart:grid chart:style-name="ch8" chart:class="major"/>
          </chart:axis>
          <chart:series chart:style-name="ch11" chart:values-cell-range-address="Sheet1.G3:Sheet1.G25" loext:label-string="&quot;1/host&quot;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os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3.54">
                <text:p>3.54</text:p>
                <draw:g>
                  <svg:desc>Sheet1.G3:Sheet1.G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6.74">
                <text:p>36.7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7.23">
                <text:p>187.2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57.93">
                <text:p>357.9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698.79">
                <text:p>698.7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379.46">
                <text:p>1379.4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740.45">
                <text:p>2740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10.254cm" xlink:href=".." xlink:type="simple" chart:class="chart:line" chart:style-name="ch1">
        <chart:title svg:x="7.133cm" svg:y="0.341cm" chart:style-name="ch2">
          <text:p>Latency</text:p>
        </chart:title>
        <chart:subtitle svg:x="7.371cm" svg:y="1.325cm" chart:style-name="ch3">
          <text:p>log/log</text:p>
        </chart:subtitle>
        <chart:legend chart:legend-position="end" svg:x="13.698cm" svg:y="4.828cm" style:legend-expansion="high" chart:style-name="ch4"/>
        <chart:plot-area chart:style-name="ch5" table:cell-range-address="Sheet1.A3:Sheet1.A25 Sheet1.H3:Sheet1.H25" chart:data-source-has-labels="both" svg:x="1.33cm" svg:y="2.213cm" svg:width="12.049cm" svg:height="6.855cm">
          <chartooo:coordinate-region svg:x="2.383cm" svg:y="2.213cm" svg:width="10.731cm" svg:height="5.21cm"/>
          <chart:axis chart:dimension="x" chart:name="primary-x" chart:style-name="ch6" chartooo:axis-type="auto">
            <chartooo:date-scale/>
            <chart:title svg:x="6.9cm" svg:y="9.273cm" chart:style-name="ch7">
              <text:p>Bytes</text:p>
            </chart:title>
            <chart:categories table:cell-range-address="Sheet1.A3:Sheet1.A25"/>
            <chart:grid chart:style-name="ch8" chart:class="major"/>
          </chart:axis>
          <chart:axis chart:dimension="y" chart:name="primary-y" chart:style-name="ch9">
            <chart:title svg:x="0.451cm" svg:y="6.782cm" chart:style-name="ch10">
              <text:p>Bandwidth (us)</text:p>
            </chart:title>
            <chart:grid chart:style-name="ch8" chart:class="major"/>
          </chart:axis>
          <chart:series chart:style-name="ch11" chart:values-cell-range-address="Sheet1.H3:Sheet1.H25" loext:label-string="&quot;2/host&quot;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hos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.46">
                <text:p>0.46</text:p>
                <draw:g>
                  <svg:desc>Sheet1.H3:Sheet1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8.18">
                <text:p>178.1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99.89">
                <text:p>1299.8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895.62">
                <text:p>2895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